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5-10-23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5-07-3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5-05-27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5-02-0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4-11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4-07-16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4-04-2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4-02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3-11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3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3-04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3-04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3-02-1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2-07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2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2-02-18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1-10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1-07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1-04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1-03-02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20-02-19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9-10-2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9-07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9-04-29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9-02-21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8-10-1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8-07-1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8-04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8-02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7-10-09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7-06-28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7-04-1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7-02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6-10-27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6-07-11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6-04-1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6-02-0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5-10-2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5-07-0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5-04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5-02-1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4-10-2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4-07-0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4-04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4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4-02-11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3-12-0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3-09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3-07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3-02-2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3-01-1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2-11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2-11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2-09-25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2-09-24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2-02-15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2-01-2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1-12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1-12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1-11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1-09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1-05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1-02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0-11-1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0-08-2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0-05-1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0-03-0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10-02-16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9-09-2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9-06-1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9-02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8-12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8-10-07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8-05-05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8-02-13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7-12-0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7-10-0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7-06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6-12-2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6-12-19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6-10-25 0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6-08-1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6-05-3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6-02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6-02-25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5-08-3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5-07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5-04-26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5-02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12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10-12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9-23 0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9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8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6-0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4-20 0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4-02-1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11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8-2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7-0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5-14 0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4-0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2-24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3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10-23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7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3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2-2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1-24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2002-01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85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8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83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8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7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77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76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75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75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73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7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7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0984</text:p>
          </table:table-cell>
          <table:table-cell office:value-type="string" calcext:value-type="string">
            <text:p>04N/27E-33CBA</text:p>
          </table:table-cell>
          <table:table-cell office:value-type="string" calcext:value-type="string">
            <text:p>196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8" meta:object-count="0"/>
    <meta:user-defined meta:name="AppVersion">3.0</meta:user-defined>
  </office:meta>
</office:document-meta>
</file>